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2">36.5 miles in the last week <text:s/></text:p>
      <text:p text:style-name="P2"/>
      <text:p text:style-name="P2"/>
      <text:p text:style-name="P2"/>
      <text:p text:style-name="P2"/>
      <text:p text:style-name="P3"><text:soft-page-break/>Sat July 28, 2018 <text:span text:style-name="T1">16.3 miles</text:span> <text:s/></text:p>
      <text:p text:style-name="P3">Run: 2 x 5 miles and 1 x 6 miles on a slightly hilly loop</text:p>
      <text:p text:style-name="P3">After each of the 5 mile loops I rested for 1:15 while I ate a gel and drank water.</text:p>
      <text:p text:style-name="P3">It was a relatively cool day and I only drank a total of 16 ounces. <text:s/>I should have had more than twice this but surprisingly I did not feel the effects of dehydration.</text:p>
      <text:p text:style-name="P3">Paces on each of the loops: 9:25, 9:21, 9:00/mile </text:p>
      <text:p text:style-name="P3">The last 2 miles were in 8:41 and 8:19.</text:p>
      <text:p text:style-name="P3">Warm down: 0.3 mile jog</text:p>
      <text:p text:style-name="P3"><text:s/></text:p>
      <text:p text:style-name="P3">Sun July 29, 2018 <text:span text:style-name="T1">2.2 miles</text:span></text:p>
      <text:p text:style-name="P3">I ran 2 miles on a treadmill in St. Catharines Canada. </text:p>
      <text:p text:style-name="P3">Splits: 9:58 and 8:30</text:p>
      <text:p text:style-name="P3">Warm down: 0.2 miles</text:p>
      <text:p text:style-name="P3"/>
      <text:p text:style-name="P3">Mon July 30, 2018 <text:span text:style-name="T1">1 mile</text:span> near the Niagara River and Falls</text:p>
      <text:p text:style-name="P3"/>
      <text:p text:style-name="P3">Tues July 31, 2018 <text:span text:style-name="T1">7.5 miles </text:span><text:s/></text:p>
      <text:p text:style-name="P3">Warm up: 1 mile out and back on Limber Rd at various paces and rested 3 minutes.</text:p>
      <text:p text:style-name="P3">Run: 6 miles on the very hilly 2 mile course. The sum of the ascents is 862 feet.</text:p>
      <text:p text:style-name="P3">Time: 53:05 or 8:51/mile</text:p>
      <text:p text:style-name="P3">Splits: 7:16, 10:45, 9:35, 8:02, 7:10, 10:16</text:p>
      <text:p text:style-name="P3">This is the fastest I ever ran this tough course. <text:s/>See Dec 28, 2018 for a summary of previous times on this course.</text:p>
      <text:p text:style-name="P3">Warm down: ½ mile jog</text:p>
      <text:p text:style-name="P3"/>
      <text:p text:style-name="P3">Wed Aug 1, 2018 <text:span text:style-name="T1">no running</text:span> </text:p>
      <text:p text:style-name="P3"/>
      <text:p text:style-name="P3">Thur Aug 2, 2018 <text:span text:style-name="T1">7 miles</text:span> <text:s/></text:p>
      <text:p text:style-name="P3"><text:span text:style-name="T1">Warm up</text:span>: </text:p>
      <text:p text:style-name="P3">½ mile down to the Wise Center and rest a few minutes</text:p>
      <text:p text:style-name="P3">On a treadmill: <text:s/>1.5 miles averaging 9:00/mile with some paces as fast as 7:41/mile</text:p>
      <text:p text:style-name="P3">4 minute rest</text:p>
      <text:p text:style-name="P3"><text:span text:style-name="T1">Run</text:span>: ¼ mile(1:58), ½ mile(3:57), ¾ mile(5:55), </text:p>
      <text:p text:style-name="P3"><text:s text:c="9"/>½ mile(3:57), ¼ mile(1:55), ½ mile(3:45)</text:p>
      <text:p text:style-name="P3">I jogged ¼ mile before each run in about 3 minutes.</text:p>
      <text:p text:style-name="P3"><text:span text:style-name="T1">Warm down</text:span>: ½ mile jog on the treadmill and ½ mile jog home.</text:p>
      <text:p text:style-name="P3"/>
      <text:p text:style-name="P3">Fri Aug 3, 2018, <text:span text:style-name="T1">5 miles</text:span> <text:s/></text:p>
      <text:p text:style-name="P3">I ran and walked 5 miles on slightly hilly roads and averaged 11:33/mile.</text:p>
      <text:p text:style-name="P3">walk/run ratio: 0.19</text:p>
      <text:p text:style-name="P3"/>
      <text:p text:style-name="P4">39 miles in the last week</text:p>
      <text:p text:style-name="P3"><text:soft-page-break/>Sat Aug 4, 2018 <text:span text:style-name="T1">5 miles</text:span> </text:p>
      <text:p text:style-name="P3">I ran and walked 5 miles on slightly hilly roads and averaged 11:21.</text:p>
      <text:p text:style-name="P3">walk/run ratio: 0.16</text:p>
      <text:p text:style-name="P3"/>
      <text:p text:style-name="P3">Sun Aug 5, 2018 <text:span text:style-name="T1">no running</text:span> </text:p>
      <text:p text:style-name="P3"/>
      <text:p text:style-name="P3">Mon Aug 6, 2018 <text:span text:style-name="T1">6.5 miles</text:span> <text:s/></text:p>
      <text:p text:style-name="P3">I ran ½ mile down to the Wise Center in about 4:15 and rested a few minutes.</text:p>
      <text:p text:style-name="P3">On treadmill: 2 miles averaging 9:00/mile at various paces some as fast as 7:41/mile</text:p>
      <text:p text:style-name="P3">Rest about 5 minutes</text:p>
      <text:p text:style-name="P3">mile lead into 1.5 mile run (½ mile splits: 3:56, 3:54, 3:56) </text:p>
      <text:p text:style-name="P3">Warm down: 0.4 mile jog on treadmill and ½ mile jog home</text:p>
      <text:p text:style-name="P3">Later in the day I ran and walked 1.5 mile.</text:p>
      <text:p text:style-name="P3"/>
      <text:p text:style-name="P3">Tues <text:s/>Aug 7, 2018 <text:span text:style-name="T1">5 miles</text:span> </text:p>
      <text:p text:style-name="P3">I ran and walked 5 miles on slightly hilly roads and averaged 11:24/mile.</text:p>
      <text:p text:style-name="P3">walk/run ratio: 0.25</text:p>
      <text:p text:style-name="P3"/>
      <text:p text:style-name="P3">Wed <text:s/>Aug 8, 2018 <text:span text:style-name="T1">5 miles</text:span> </text:p>
      <text:p text:style-name="P3">I ran and walked 5 miles on slightly hilly roads and averaged 11:16/mile. <text:s/>During the last mile I ran a cemetery loop (510 m) in 2:27</text:p>
      <text:p text:style-name="P3">walk/run ratio: 0.25 <text:s/></text:p>
      <text:list xml:id="list2043148525878342870" text:style-name="L1">
        <text:list-item>
          <text:list>
            <text:list-header>
              <text:p text:style-name="P6"/>
            </text:list-header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08T21:13:25.30</dc:date>
    <dc:creator>James Lombardi</dc:creator>
    <meta:editing-duration>P4DT16H50M43S</meta:editing-duration>
    <meta:editing-cycles>378</meta:editing-cycles>
    <meta:generator>OpenOffice/4.1.2$Win32 OpenOffice.org_project/412m3$Build-9782</meta:generator>
    <meta:document-statistic meta:table-count="0" meta:image-count="0" meta:object-count="0" meta:page-count="3" meta:paragraph-count="78" meta:word-count="719" meta:character-count="3629"/>
  </office:meta>
</office:document-meta>
</file>